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9c3" officeooo:paragraph-rsid="001069c3"/>
    </style:style>
    <style:style style:name="P2" style:family="paragraph" style:parent-style-name="Standard">
      <style:text-properties officeooo:rsid="001069c3" officeooo:paragraph-rsid="00123c03"/>
    </style:style>
    <style:style style:name="P3" style:family="paragraph" style:parent-style-name="Standard">
      <style:text-properties officeooo:rsid="00123c03" officeooo:paragraph-rsid="00123c03"/>
    </style:style>
    <style:style style:name="T1" style:family="text">
      <style:text-properties officeooo:rsid="00123c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troduction</text:p>
      <text:p text:style-name="P1">2. Abstract</text:p>
      <text:p text:style-name="P1">3. Background???</text:p>
      <text:p text:style-name="P2">4. Technical Content</text:p>
      <text:p text:style-name="P2"><text:tab/>4.1 Why add a game?</text:p>
      <text:p text:style-name="P2"><text:span text:style-name="T1"><text:tab/>4.2 Client and Server</text:span></text:p>
      <text:p text:style-name="P3"><text:tab/>4.3 etc…</text:p>
      <text:p text:style-name="P3"/>
      <text:p text:style-name="P3">5. Conclusion</text:p>
      <text:p text:style-name="P3">6. Reference Sources</text:p>
      <text:p text:style-name="P3">7. Bibliography</text:p>
      <text:p text:style-name="P3">8. Gloss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5:21:07.431599112</meta:creation-date>
    <dc:date>2017-11-04T15:37:00.946627955</dc:date>
    <meta:editing-duration>PT5M23S</meta:editing-duration>
    <meta:editing-cycles>1</meta:editing-cycles>
    <meta:document-statistic meta:table-count="0" meta:image-count="0" meta:object-count="0" meta:page-count="1" meta:paragraph-count="11" meta:word-count="29" meta:character-count="172" meta:non-whitespace-character-count="151"/>
    <meta:generator>LibreOffice/5.1.6.2$Linux_X86_64 LibreOffice_project/10m0$Build-2</meta:generator>
  </office:meta>
</office:document-meta>
</file>